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5096" officeooo:paragraph-rsid="00145096"/>
    </style:style>
    <style:style style:name="P2" style:family="paragraph" style:parent-style-name="Standard">
      <style:text-properties officeooo:paragraph-rsid="00145096"/>
    </style:style>
    <style:style style:name="P3" style:family="paragraph" style:parent-style-name="Standard">
      <style:text-properties officeooo:rsid="0016da85" officeooo:paragraph-rsid="0016da85"/>
    </style:style>
    <style:style style:name="P4" style:family="paragraph" style:parent-style-name="Standard">
      <style:text-properties officeooo:rsid="0019d1b0" officeooo:paragraph-rsid="0019d1b0"/>
    </style:style>
    <style:style style:name="T1" style:family="text">
      <style:text-properties officeooo:rsid="0016da8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&gt; db.selectedVenues.count()</text:p>
      <text:p text:style-name="P2">110529</text:p>
      <text:p text:style-name="P3">Apres nettoyage :</text:p>
      <text:p text:style-name="P2">107550</text:p>
      <text:p text:style-name="Standard">&gt; db.selectedGigs.count()</text:p>
      <text:p text:style-name="Standard">4056646</text:p>
      <text:p text:style-name="Standard">&gt; db.selectedArtists.count()</text:p>
      <text:p text:style-name="Standard">181571</text:p>
      <text:p text:style-name="Standard"/>
      <text:p text:style-name="P1">soit une moyenne de <text:span text:style-name="T1">37,7</text:span> dates de concert par salle, et de 22,3 dates par groupe.</text:p>
      <text:p text:style-name="Standard"/>
      <text:p text:style-name="P4">Apres une semaine de nettoyage</text:p>
      <text:p text:style-name="Standard">&gt; db.selectedArtists.count()</text:p>
      <text:p text:style-name="Standard">179062</text:p>
      <text:p text:style-name="Standard">&gt; db.selectedVenues.count()</text:p>
      <text:p text:style-name="Standard">105843</text:p>
      <text:p text:style-name="Standard">&gt;</text:p>
      <text:p text:style-name="P4">soit une moyenne de 38,3 dates par salle.</text:p>
      <text:p text:style-name="P4">Et de 22,65 dates par groupes.</text:p>
      <text:p text:style-name="P4"/>
      <text:p text:style-name="P4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8-28T17:36:06.153603358</meta:creation-date>
    <dc:date>2019-09-23T22:01:35.180831262</dc:date>
    <meta:editing-duration>P11DT20H46M7S</meta:editing-duration>
    <meta:editing-cycles>5</meta:editing-cycles>
    <meta:generator>LibreOffice/6.3.2.1$Linux_X86_64 LibreOffice_project/30$Build-1</meta:generator>
    <meta:document-statistic meta:table-count="0" meta:image-count="0" meta:object-count="0" meta:page-count="1" meta:paragraph-count="17" meta:word-count="55" meta:character-count="372" meta:non-whitespace-character-count="334"/>
  </office:meta>
</office:document-meta>
</file>